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1cm" style:contextual-spacing="false" fo:line-height="120%" fo:text-align="end" style:justify-single-word="false" fo:text-indent="0cm" style:auto-text-indent="false" style:writing-mode="lr-tb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line-height="144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Calibri" fo:font-size="11pt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54928" style:text-blinking="false" fo:background-color="transparent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Calibri" fo:font-size="11pt" officeooo:paragraph-rsid="00154928" style:font-size-asian="11pt" style:font-size-complex="11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ae012" officeooo:paragraph-rsid="00154928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1ae012" style:text-blinking="false" fo:background-color="transparent" style:font-size-asian="11pt" style:font-size-complex="11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ae012" officeooo:paragraph-rsid="001ae012" style:text-blinking="false" fo:background-color="transparent" style:font-size-asian="11pt" style:font-size-complex="11p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rsid="001c4dc5" officeooo:paragraph-rsid="001c4dc5" style:text-blinking="false" fo:background-color="transparent" style:font-size-asian="11pt" style:font-size-complex="11pt"/>
    </style:style>
    <style:style style:name="P11" style:family="paragraph" style:parent-style-name="Text_20_body"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ee" loext:opacity="100%" style:text-line-through-style="none" style:text-line-through-type="none" style:font-name="Calibri" fo:font-size="11pt" fo:font-style="normal" style:text-underline-style="none" fo:font-weight="normal" style:text-blinking="false" fo:background-color="#eee97e" loext:char-shading-value="0" style:font-size-asian="11pt" style:font-size-complex="11pt"/>
    </style:style>
    <style:style style:name="T3" style:family="text">
      <style:text-properties officeooo:rsid="0013b37d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54928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288d" style:text-blinking="false" fo:background-color="transparent" loext:char-shading-value="0"/>
    </style:style>
    <style:style style:name="T7" style:family="text">
      <style:text-properties officeooo:rsid="00154928"/>
    </style:style>
    <style:style style:name="T8" style:family="text">
      <style:text-properties officeooo:rsid="001679f7"/>
    </style:style>
    <style:style style:name="T9" style:family="text">
      <style:text-properties officeooo:rsid="0018178a"/>
    </style:style>
    <style:style style:name="T10" style:family="text">
      <style:text-properties officeooo:rsid="001ae012"/>
    </style:style>
    <style:style style:name="T11" style:family="text">
      <style:text-properties officeooo:rsid="001c4dc5"/>
    </style:style>
    <style:style style:name="T12" style:family="text">
      <style:text-properties fo:color="#0000ee" loext:opacity="100%" style:text-underline-style="none" fo:background-color="#eee97e" loext:char-shading-value="0"/>
    </style:style>
    <style:style style:name="T13" style:family="text">
      <style:text-properties fo:color="#0000ee" loext:opacity="100%" style:text-underline-style="none" officeooo:rsid="001eac72" fo:background-color="#eee97e" loext:char-shading-value="0"/>
    </style:style>
    <style:style style:name="T14" style:family="text">
      <style:text-properties officeooo:rsid="001eac72"/>
    </style:style>
    <style:style style:name="T15" style:family="text">
      <style:text-properties officeooo:rsid="002240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ter Smith<text:line-break/>16 Queen’s Park Court<text:line-break/>Edinburgh<text:line-break/>EH8 7DY<text:line-break/></text:span><text:a xlink:type="simple" xlink:href="mailto:peter@cruelandunusual.be" text:style-name="Internet_20_link" text:visited-style-name="Visited_20_Internet_20_Link"><text:span text:style-name="T2">peter@cruelandunusual.be</text:span></text:a></text:p>
      <text:p text:style-name="P2"><text:span text:style-name="T3">Dear Manager</text:span>, </text:p>
      <text:p text:style-name="P3"><text:span text:style-name="T4">I am an experienced video editor with over 20 years industry experience, both as an in-house editor and a</text:span><text:span text:style-name="T5">s</text:span><text:span text:style-name="T4"> </text:span><text:span text:style-name="T5">a </text:span><text:span text:style-name="T4">freelance</text:span><text:span text:style-name="T5">r</text:span><text:span text:style-name="T4">. I believe </text:span><text:span text:style-name="T6">my skillset and experience would make make me</text:span><text:span text:style-name="T4"> a great fit for the editor position at Baillie Gifford.</text:span></text:p>
      <text:p text:style-name="P4"/>
      <text:p text:style-name="P5"><text:span text:style-name="T7">F</text:span>rom 2008 until 2024 I was a full-time in-house agency editor, where I primarily edited corporate communications for both public and private sector clients such as the NHS, Scottish Government, Scottish Enterprise, Lloyds Banking Group, Edinburgh University, Newton Investment Management, among many others.</text:p>
      <text:p text:style-name="P5"/>
      <text:p text:style-name="P6">Prior to that I was a freelance director, producer and editor, working for various corporate and music industry clients. One of the most prestigious projects I produced <text:span text:style-name="T8">at that time </text:span>was “The Recording of Mr Beast”, a documentary about <text:span text:style-name="T9">the Scottish band </text:span>Mogwai, which I directed, produced and shot, and which was released on DVD with a special edition of the album.</text:p>
      <text:p text:style-name="P5"/>
      <text:p text:style-name="P5">Since being made redundant in late 2024 I have taken a career break, but continued to hone my editing skills with some self-directed projects using footage from EditStock.</text:p>
      <text:p text:style-name="P7"/>
      <text:p text:style-name="P8">I am a highly adaptable editor with a flexible approach; <text:span text:style-name="T10">I have years of experience across a wide range of genres and formats: </text:span>long form documentary, drama, event opening films, bespoke technical presentations, and monthly magazine-style reportage, <text:span text:style-name="T11">among others.</text:span></text:p>
      <text:p text:style-name="P8"/>
      <text:p text:style-name="P9">I also have years of experience of working in teams of various sizes and with colleagues of varying seniority. I am more than capable of editing on my own, but <text:span text:style-name="T11">am </text:span>equally comfortable editing collaboratively with producers and external clients.</text:p>
      <text:p text:style-name="P9"/>
      <text:p text:style-name="P10">This <text:a xlink:type="simple" xlink:href="https://github.com/cruelandunusual/baillie-gifford" text:style-name="Internet_20_link" text:visited-style-name="Visited_20_Internet_20_Link"><text:span text:style-name="T12">page of </text:span><text:span text:style-name="T13">Youtube </text:span><text:span text:style-name="T12">links</text:span></text:a> shows samples of the diverse range of things I have edited; <text:span text:style-name="T14">some of the samples are long </text:span><text:span text:style-name="T15">so</text:span><text:span text:style-name="T14"> I’ve included links that start from a particular timecode. </text:span><text:span text:style-name="T15">(The page of links is itself hosted on GitHub but the video links open in Youtube.)</text:span></text:p>
      <text:p text:style-name="P5"/>
      <text:p text:style-name="P5">I thank you for your time and consideration of my application, and look forward to hearing from you.</text:p>
      <text:p text:style-name="P11"/>
      <text:p text:style-name="P4">Yours sincerely,</text:p>
      <text:p text:style-name="P11"/>
      <text:p text:style-name="P4">Peter Smit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0T14:12:35.902149500</meta:creation-date>
    <dc:date>2025-10-31T18:08:40.939348700</dc:date>
    <meta:editing-duration>PT2H35M55S</meta:editing-duration>
    <meta:editing-cycles>11</meta:editing-cycles>
    <meta:generator>LibreOffice/25.8.1.1$Windows_X86_64 LibreOffice_project/54047653041915e595ad4e45cccea684809c77b5</meta:generator>
    <meta:print-date>2025-10-31T10:58:45.261375200</meta:print-date>
    <meta:printed-by>PDF files</meta:printed-by>
    <meta:document-statistic meta:table-count="0" meta:image-count="0" meta:object-count="0" meta:page-count="1" meta:paragraph-count="12" meta:word-count="335" meta:character-count="2057" meta:non-whitespace-character-count="1733"/>
  </office:meta>
</office:document-meta>
</file>